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in(max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uties</text:p>
          </table:table-cell>
          <table:table-cell office:value-type="string" calcext:value-type="string">
            <text:p>Vselects</text:p>
          </table:table-cell>
          <table:table-cell/>
          <table:table-cell office:value-type="string" calcext:value-type="string">
            <text:p>Vref</text:p>
          </table:table-cell>
          <table:table-cell/>
        </table:table-row>
        <table:table-row table:style-name="ro1">
          <table:table-cell office:value-type="string" calcext:value-type="string">
            <text:p>Vin(min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table:formula="of:=([.E2]/([.E2]+[.$B$1]))" office:value-type="float" office:value="0.588235294117647" calcext:value-type="float">
            <text:p>0.5882352941176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3"/>
          <table:table-cell table:formula="of:=([.E3]/([.E3]+[.$B$1]))" office:value-type="float" office:value="0.517241379310345" calcext:value-type="float">
            <text:p>0.5172413793103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utput Capacitance</text:p>
          </table:table-cell>
          <table:table-cell/>
        </table:table-row>
        <table:table-row table:style-name="ro1">
          <table:table-cell office:value-type="string" calcext:value-type="string">
            <text:p>Fsw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Hz</text:p>
          </table:table-cell>
          <table:table-cell table:formula="of:=([.E4]/([.E4]+[.$B$1]))" office:value-type="float" office:value="0.461538461538462" calcext:value-type="float">
            <text:p>0.4615384615384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F</text:p>
          </table:table-cell>
        </table:table-row>
        <table:table-row table:style-name="ro1">
          <table:table-cell office:value-type="string" calcext:value-type="string">
            <text:p>I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([.E5]/([.E5]+[.$B$1]))" office:value-type="float" office:value="0.391304347826087" calcext:value-type="float">
            <text:p>0.3913043478260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p(perc)</text:p>
          </table:table-cell>
          <table:table-cell table:style-name="ce1" office:value-type="percentage" office:value="0.4" calcext:value-type="percentage">
            <text:p>40.00%</text:p>
          </table:table-cell>
          <table:table-cell/>
          <table:table-cell table:formula="of:=([.E6]/([.E6]+[.$B$1]))" office:value-type="float" office:value="0.263157894736842" calcext:value-type="float">
            <text:p>0.2631578947368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del:</text:p>
          </table:table-cell>
          <table:table-cell table:formula="of:=[.B5]*[.B6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lc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Un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uck</text:p>
          </table:table-cell>
          <table:table-cell table:formula="of:=(([.B1]-[.E4])*[.E4])/([.B4]*[.D7]*[.B1])" office:value-type="float" office:value="0.00000214285714285714" calcext:value-type="float">
            <text:p>2.14285714285714E-06</text:p>
          </table:table-cell>
          <table:table-cell/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oost</text:p>
          </table:table-cell>
          <table:table-cell table:formula="of:=(([.E2]-[.B2])*[.B2])/([.B4]*[.D7]*[.E2])" office:value-type="float" office:value="0.0000061875" calcext:value-type="float">
            <text:p>0.0000061875</text:p>
          </table:table-cell>
          <table:table-cell/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elect</text:p>
          </table:table-cell>
          <table:table-cell table:formula="of:=MAX([.B9:.B10])*1000000" office:value-type="float" office:value="6.1875" calcext:value-type="float">
            <text:p>6.18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H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bt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k</text:p>
          </table:table-cell>
          <table:table-cell table:formula="of:=([.G2]*[.C13])/[.C14]+[.G2]" office:value-type="float" office:value="20.3121951219512" calcext:value-type="float">
            <text:p>20.31219512195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b1</text:p>
          </table:table-cell>
          <table:table-cell table:formula="of:=([.C13]*[.G2])/([.E2]-[.G2])" office:value-type="float" office:value="8.33333333333333" calcext:value-type="float">
            <text:p>8.33333333333333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k</text:p>
          </table:table-cell>
          <table:table-cell table:formula="of:=([.G2]*[.C13])/([.C14]+[.C15])+[.G2]" office:value-type="float" office:value="15.0857142857143" calcext:value-type="float">
            <text:p>15.0857142857143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b2</text:p>
          </table:table-cell>
          <table:table-cell table:formula="of:=([.C13]*[.G2])/([.E3]-[.G2]) - [.C14]" office:value-type="float" office:value="3.06760563380282" calcext:value-type="float">
            <text:p>3.06760563380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([.G2]*[.C13])/([.C14]+[.C15] + [.C16])+[.G2]" office:value-type="float" office:value="12.0676056338028" calcext:value-type="float">
            <text:p>12.0676056338028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b3</text:p>
          </table:table-cell>
          <table:table-cell table:formula="of:=([.C13]*[.G2])/([.E4]-[.G2]) - [.C14] - [.C15]" office:value-type="float" office:value="3.08571428571429" calcext:value-type="float">
            <text:p>3.085714285714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([.G2]*[.C13])/([.C14]+[.C15] + [.C16] + [.C17])+[.G2]" office:value-type="float" office:value="9.09015544041451" calcext:value-type="float">
            <text:p>9.0901554404145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b4</text:p>
          </table:table-cell>
          <table:table-cell table:formula="of:=([.C13]*[.G2])/([.E5]-[.G2]) - [.C14] - [.C15] - [.C16]" office:value-type="float" office:value="5.31219512195122" calcext:value-type="float">
            <text:p>5.3121951219512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k</text:p>
          </table:table-cell>
          <table:table-cell table:formula="of:=([.G2]*[.C13])/([.C14]+[.C15] + [.C16] + [.C17] + [.C18])+[.G2]" office:value-type="float" office:value="5.08954423592493" calcext:value-type="float">
            <text:p>5.08954423592493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b5</text:p>
          </table:table-cell>
          <table:table-cell table:formula="of:=([.C13]*[.G2])/([.E6]-[.G2]) - [.C14] - [.C15] - [.C16] - [.C17]" office:value-type="float" office:value="18.7952380952381" calcext:value-type="float">
            <text:p>18.79523809523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zrhp</text:p>
          </table:table-cell>
          <table:table-cell table:formula="of:=(([.E2]/[.B5])*(1-[.D2])^2)/(2*PI()*[.C11]*0.000001)" office:value-type="float" office:value="10793.8992546753" calcext:value-type="float">
            <text:p>10793.89925467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</text:p>
          </table:table-cell>
          <table:table-cell table:formula="of:=(2*PI()*0.05*[.G4]*0.000001*[.E13]*[.B20]/5)/((1-[.D2])*0.0001*0.8)" office:value-type="float" office:value="46001.1477761837" calcext:value-type="float">
            <text:p>46001.1477761837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</text:p>
          </table:table-cell>
          <table:table-cell table:formula="of:=(([.E2]/[.B5])*[.G4]*0.000001)/(2*[.C21])" office:value-type="float" office:value="0.00000000468085106383" calcext:value-type="float">
            <text:p>4.68085106382979E-0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</text:p>
          </table:table-cell>
          <table:table-cell table:formula="of:=1/(2*PI()*[.C21]*[.B20])" office:value-type="float" office:value="0.00000000031372123317" calcext:value-type="float">
            <text:p>3.13721233174121E-1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9T10:50:03.749000000</meta:creation-date>
    <dc:date>2022-12-29T20:43:56.010000000</dc:date>
    <meta:editing-duration>PT30S</meta:editing-duration>
    <meta:editing-cycles>1</meta:editing-cycles>
    <meta:document-statistic meta:table-count="1" meta:cell-count="100" meta:object-count="0"/>
    <meta:generator>LibreOffice/7.3.3.2$Windows_X86_64 LibreOffice_project/d1d0ea68f081ee2800a922cac8f79445e4603348</meta:generator>
  </office:meta>
</office:document-meta>
</file>